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a7d" officeooo:paragraph-rsid="0014fa7d"/>
    </style:style>
    <style:style style:name="P2" style:family="paragraph" style:parent-style-name="Standard">
      <style:text-properties fo:color="#3333ff" fo:font-size="14pt" fo:font-weight="bold" officeooo:rsid="0014fa7d" officeooo:paragraph-rsid="0014fa7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33ff" fo:font-size="14pt" fo:font-weight="bold" officeooo:rsid="00176172" officeooo:paragraph-rsid="0017617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3333ff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8c36b" officeooo:paragraph-rsid="0018ce4c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b9e37" officeooo:paragraph-rsid="001b9e37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b9e37" officeooo:paragraph-rsid="001c575e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e3cd4" officeooo:paragraph-rsid="001e3cd4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24b860" officeooo:paragraph-rsid="0024b860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normal" officeooo:rsid="001748ad" officeooo:paragraph-rsid="001748a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fo:font-weight="normal" officeooo:rsid="00176172" officeooo:paragraph-rsid="001748a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fo:font-weight="normal" officeooo:rsid="00176172" officeooo:paragraph-rsid="0017617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18c36b" officeooo:paragraph-rsid="0018c36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b493d" officeooo:paragraph-rsid="001b49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b9e37" officeooo:paragraph-rsid="001c575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e3cd4" officeooo:paragraph-rsid="001e3cd4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227a8f" officeooo:paragraph-rsid="00227a8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23e728" officeooo:paragraph-rsid="0023e72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99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99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990000" fo:font-size="12pt" fo:font-weight="bold" officeooo:rsid="001a7668" officeooo:paragraph-rsid="001a7668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99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99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ff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T1" style:family="text">
      <style:text-properties officeooo:rsid="0018ce4c"/>
    </style:style>
    <style:style style:name="T2" style:family="text">
      <style:text-properties fo:color="#990000"/>
    </style:style>
    <style:style style:name="T3" style:family="text">
      <style:text-properties fo:color="#990000" officeooo:rsid="0018ce4c"/>
    </style:style>
    <style:style style:name="T4" style:family="text">
      <style:text-properties fo:font-weight="normal" officeooo:rsid="0018ce4c" style:font-weight-asian="normal" style:font-weight-complex="normal"/>
    </style:style>
    <style:style style:name="T5" style:family="text">
      <style:text-properties fo:font-weight="normal" officeooo:rsid="00316f4a" style:font-weight-asian="normal" style:font-weight-complex="normal"/>
    </style:style>
    <style:style style:name="T6" style:family="text">
      <style:text-properties officeooo:rsid="001e3cd4"/>
    </style:style>
    <style:style style:name="T7" style:family="text">
      <style:text-properties officeooo:rsid="001e685d"/>
    </style:style>
    <style:style style:name="T8" style:family="text">
      <style:text-properties officeooo:rsid="0026184c"/>
    </style:style>
    <style:style style:name="T9" style:family="text">
      <style:text-properties officeooo:rsid="00316f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 <text:s text:c="2"/>DOCKER-MYSQL-TEEKAY-PROJECT</text:p>
      <text:p text:style-name="P2"><text:tab/><text:tab/> <text:s/>================================</text:p>
      <text:p text:style-name="P2"/>
      <text:p text:style-name="P2"/>
      <text:p text:style-name="P3">STEP-1</text:p>
      <text:p text:style-name="P3">======</text:p>
      <text:p text:style-name="P3"/>
      <text:p text:style-name="P16">First we have to <text:span text:style-name="T9">run mysql docker image (image from dockerHub, directly pull into the local) </text:span></text:p>
      <text:p text:style-name="P16"/>
      <text:p text:style-name="P30"># docker run --name teekay-mysql -e MYSQL_ROOT_PASSWORD=Solver@01 -d mysql/mysql-server:latest</text:p>
      <text:p text:style-name="P5"/>
      <text:p text:style-name="P5">Here,</text:p>
      <text:p text:style-name="P5"><text:s text:c="30"/>teekay-mysql <text:s/>-- name of the container</text:p>
      <text:p text:style-name="P5"><text:s text:c="10"/>mysql/mysql-server:latest -- docker container image </text:p>
      <text:p text:style-name="P17"/>
      <text:p text:style-name="P18">Then check whether the mysql docker image is running or not ... </text:p>
      <text:p text:style-name="P18"/>
      <text:p text:style-name="P4">STEP-2:</text:p>
      <text:p text:style-name="P4">======</text:p>
      <text:p text:style-name="P6"/>
      <text:p text:style-name="P6">After that, try to login into the mysql shell</text:p>
      <text:p text:style-name="P6"/>
      <text:p text:style-name="P25"># mysql --host=172.17.0.2 -u root -p</text:p>
      <text:p text:style-name="P6"><text:s/>password: <text:a xlink:type="simple" xlink:href="mailto:Solver@01" text:style-name="Internet_20_link" text:visited-style-name="Visited_20_Internet_20_Link">Solver@01</text:a></text:p>
      <text:p text:style-name="P6"><text:s/></text:p>
      <text:p text:style-name="P34">ERROR 1130 (HY000): Host '172.17.0.1' is not allowed to connect to this MySQL server</text:p>
      <text:p text:style-name="P34"/>
      <text:p text:style-name="P18">But <text:span text:style-name="T9">we </text:span>cant able to login ... because we are not giving the access to docker ip and also our local ip address <text:span text:style-name="T9">for mysql </text:span>.. </text:p>
      <text:p text:style-name="P34"/>
      <text:p text:style-name="P34"/>
      <text:p text:style-name="P18">Then we have to login into the docker container bash shell ... execute the following commands..</text:p>
      <text:p text:style-name="P18"/>
      <text:p text:style-name="P25"># docker ps </text:p>
      <text:p text:style-name="P25"># docker exec -it &lt;MYSQL-CONTAINER-ID&gt; bash</text:p>
      <text:p text:style-name="P6"/>
      <text:p text:style-name="P19">Then login to the mysql shell </text:p>
      <text:p text:style-name="P7"/>
      <text:p text:style-name="P31"># mysql -u root -p</text:p>
      <text:p text:style-name="P7">password: <text:a xlink:type="simple" xlink:href="mailto:Solver@01" text:style-name="Internet_20_link" text:visited-style-name="Visited_20_Internet_20_Link">Solver@01</text:a></text:p>
      <text:p text:style-name="P7"/>
      <text:p text:style-name="P8"><text:span text:style-name="T1">NOTE : For Security Reason, dont use the root user to connect the database ... </text:span></text:p>
      <text:p text:style-name="P8"/>
      <text:p text:style-name="P8"><text:span text:style-name="T4">we have to create the </text:span><text:span text:style-name="T5">new </text:span><text:span text:style-name="T4">database user and also give the access to all the databases, execute the following commands ..</text:span><text:span text:style-name="T1"> </text:span></text:p>
      <text:p text:style-name="P8"/>
      <text:p text:style-name="P8"><text:span text:style-name="T3">mysql &gt;</text:span><text:span text:style-name="T2"> </text:span><text:span text:style-name="T3">CREATE USER 'teekayuser'@'%' IDENTIFIED BY </text:span><text:a xlink:type="simple" xlink:href="mailto:'Solver@01" text:style-name="Internet_20_link" text:visited-style-name="Visited_20_Internet_20_Link">'Solver@01</text:a><text:span text:style-name="T3">';</text:span></text:p>
      <text:p text:style-name="P26">mysql &gt; GRANT ALL PRIVILEGES ON *.* TO 'teekayuser'@'%';</text:p>
      <text:p text:style-name="P26">mysql &gt; FLUSH PRIVILEGES;</text:p>
      <text:p text:style-name="P27"><text:soft-page-break/>mysql &gt; exit;</text:p>
      <text:p text:style-name="P27"/>
      <text:p text:style-name="P28">Now <text:span text:style-name="T9">y</text:span>ou have try to login into the teekayuser in terminal .. </text:p>
      <text:p text:style-name="P28"/>
      <text:p text:style-name="P28"># mysql --host=172.17.0.2 -u teekayuser -p</text:p>
      <text:p text:style-name="P28">password : <text:a xlink:type="simple" xlink:href="mailto:Solver@01" text:style-name="Internet_20_link" text:visited-style-name="Visited_20_Internet_20_Link">Solver@01</text:a></text:p>
      <text:p text:style-name="P28"/>
      <text:p text:style-name="P9">Welcome to the MySQL monitor. <text:s/>Commands end with ; or \g.</text:p>
      <text:p text:style-name="P9">Your MySQL connection id is 103</text:p>
      <text:p text:style-name="P9">Server version: 5.7.19 MySQL Community Server (GPL)</text:p>
      <text:p text:style-name="P9"/>
      <text:p text:style-name="P9">Copyright (c) 2000, 2017, Oracle and/or its affiliates. All rights reserved.</text:p>
      <text:p text:style-name="P9"/>
      <text:p text:style-name="P9">Oracle is a registered trademark of Oracle Corporation and/or its</text:p>
      <text:p text:style-name="P9">affiliates. Other names may be trademarks of their respective</text:p>
      <text:p text:style-name="P9">owners.</text:p>
      <text:p text:style-name="P9"/>
      <text:p text:style-name="P9">Type 'help;' or '\h' for help. Type '\c' to clear the current input statement.</text:p>
      <text:p text:style-name="P9"/>
      <text:p text:style-name="P28">Mysql&gt;</text:p>
      <text:p text:style-name="P9"/>
      <text:p text:style-name="P20">DONE .. now <text:span text:style-name="T9">we </text:span>able to login into the mysql shell <text:span text:style-name="T9">with newly created user</text:span> .. </text:p>
      <text:p text:style-name="P12"/>
      <text:p text:style-name="P32">mysql&gt; create database teekay;</text:p>
      <text:p text:style-name="P12">Query OK, 1 row affected (0.00 sec)</text:p>
      <text:p text:style-name="P12"/>
      <text:p text:style-name="P32">mysql&gt; show databases;</text:p>
      <text:p text:style-name="P12">+--------------------+</text:p>
      <text:p text:style-name="P12">| Database <text:s text:c="10"/>|</text:p>
      <text:p text:style-name="P12">+--------------------+</text:p>
      <text:p text:style-name="P12">| information_schema |</text:p>
      <text:p text:style-name="P12">| mysql <text:s text:c="13"/>|</text:p>
      <text:p text:style-name="P12">| performance_schema |</text:p>
      <text:p text:style-name="P12">| sys <text:s text:c="15"/>|</text:p>
      <text:p text:style-name="P12">|<text:span text:style-name="T2"> teekay</text:span> <text:s text:c="12"/>|</text:p>
      <text:p text:style-name="P12">+--------------------+</text:p>
      <text:p text:style-name="P12">5 rows in set (0.00 sec)</text:p>
      <text:p text:style-name="P9"/>
      <text:p text:style-name="P9"/>
      <text:p text:style-name="P9"/>
      <text:p text:style-name="P21">currently we have created the empty database only.. <text:s/>so we have to insert the database into the <text:s text:c="2"/>newly created database .. </text:p>
      <text:p text:style-name="P11"/>
      <text:p text:style-name="P11"/>
      <text:p text:style-name="P29"><text:span text:style-name="T6"># mysql --host=172.17.0.2 -u teekayuser -p teekay &lt; Aug_30_DBBackup.sql</text:span> </text:p>
      <text:p text:style-name="P13">Enter Password : <text:a xlink:type="simple" xlink:href="mailto:Solver@01" text:style-name="Internet_20_link" text:visited-style-name="Visited_20_Internet_20_Link">Solver@01</text:a></text:p>
      <text:p text:style-name="P13"/>
      <text:p text:style-name="P22">it will take sometime and then complete .. </text:p>
      <text:p text:style-name="P13"/>
      <text:p text:style-name="P13">Here,</text:p>
      <text:p text:style-name="P13"><text:s text:c="6"/>172.17.0.2 = mysql docker container ip address. </text:p>
      <text:p text:style-name="P13"><text:s text:c="7"/>teekayuser = database username</text:p>
      <text:p text:style-name="P13"><text:soft-page-break/><text:s text:c="7"/>teekay = Database Name</text:p>
      <text:p text:style-name="P13"><text:s text:c="7"/><text:span text:style-name="T7">Aug_30_DBBackup.sql = old database .</text:span></text:p>
      <text:p text:style-name="P13"/>
      <text:p text:style-name="P13"/>
      <text:p text:style-name="P10"/>
      <text:p text:style-name="P23">Now we have done with inserting the database backup into the newly created database in the container. </text:p>
      <text:p text:style-name="P23"/>
      <text:p text:style-name="P24">Verify it by using the following commands .. </text:p>
      <text:p text:style-name="P14"/>
      <text:p text:style-name="P14"/>
      <text:p text:style-name="P33">mysql&gt; show databases;</text:p>
      <text:p text:style-name="P33">mysql &gt; use teekay;</text:p>
      <text:p text:style-name="P33">mysql &gt; show tables;</text:p>
      <text:p text:style-name="P14"/>
      <text:p text:style-name="P15">it will display inserted database tables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21:36.179245395</meta:creation-date>
    <meta:generator>LibreOffice/5.1.6.2$Linux_X86_64 LibreOffice_project/10m0$Build-2</meta:generator>
    <dc:date>2017-09-01T15:37:44.371947332</dc:date>
    <meta:editing-duration>PT1H5M53S</meta:editing-duration>
    <meta:editing-cycles>18</meta:editing-cycles>
    <meta:document-statistic meta:table-count="0" meta:image-count="0" meta:object-count="0" meta:page-count="3" meta:paragraph-count="71" meta:word-count="471" meta:character-count="2987" meta:non-whitespace-character-count="2443"/>
  </office:meta>
</office:document-meta>
</file>